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9.21mm"/>
    </style:style>
    <style:style style:name="co5" style:family="table-column">
      <style:table-column-properties fo:break-before="auto" style:column-width="30.2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ackground-color="#ed1c24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6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17" table:default-cell-style-name="Default"/>
        <table:table-row table:style-name="ro1">
          <table:table-cell table:number-columns-repeated="2"/>
          <table:table-cell office:value-type="string" calcext:value-type="string">
            <text:p>REFCODE</text:p>
          </table:table-cell>
          <table:table-cell/>
          <table:table-cell office:value-type="string" calcext:value-type="string">
            <text:p>missing reason</text:p>
          </table:table-cell>
          <table:table-cell office:value-type="string" calcext:value-type="string">
            <text:p>missing?</text:p>
          </table:table-cell>
          <table:table-cell office:value-type="string" calcext:value-type="string">
            <text:p>fixed?</text:p>
          </table:table-cell>
          <table:table-cell table:number-columns-repeated="3"/>
          <table:table-cell table:style-name="ce5" office:value-type="string" calcext:value-type="string">
            <text:p>reason missing</text:p>
          </table:table-cell>
          <table:table-cell table:style-name="ce5"/>
          <table:table-cell table:style-name="ce5" office:value-type="string" calcext:value-type="string">
            <text:p>autho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C11</text:p>
          </table:table-cell>
          <table:table-cell/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table:number-columns-repeated="2"/>
          <table:table-cell office:value-type="string" calcext:value-type="string">
            <text:p>AJOHUD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Takahagi</text:p>
          </table:table-cell>
          <table:table-cell office:value-type="string" calcext:value-type="string">
            <text:p><text:s/>S.Fujibe</text:p>
          </table:table-cell>
          <table:table-cell office:value-type="string" calcext:value-type="string">
            <text:p><text:s/>N.Iwasaw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11new</text:p>
          </table:table-cell>
          <table:table-cell/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table:number-columns-repeated="2"/>
          <table:table-cell office:value-type="string" calcext:value-type="string">
            <text:p>AJOJA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Takahagi</text:p>
          </table:table-cell>
          <table:table-cell office:value-type="string" calcext:value-type="string">
            <text:p><text:s/>S.Fujibe</text:p>
          </table:table-cell>
          <table:table-cell office:value-type="string" calcext:value-type="string">
            <text:p><text:s/>N.Iwasaw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C12new</text:p>
          </table:table-cell>
          <table:table-cell/>
          <table:table-cell office:value-type="string" calcext:value-type="string">
            <text:p>VOFRIT</text:p>
          </table:table-cell>
          <table:table-cell/>
          <table:table-cell office:value-type="string" calcext:value-type="string">
            <text:p>powder stud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table:number-columns-repeated="2"/>
          <table:table-cell office:value-type="string" calcext:value-type="string">
            <text:p>BATVUP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D.Bardelang</text:p>
          </table:table-cell>
          <table:table-cell office:value-type="string" calcext:value-type="string">
            <text:p><text:s/>K.A.Udachin</text:p>
          </table:table-cell>
          <table:table-cell office:value-type="string" calcext:value-type="string">
            <text:p><text:s/>D.M.Leek</text:p>
          </table:table-cell>
          <table:table-cell office:value-type="string" calcext:value-type="string">
            <text:p><text:s/>J.C.Margeson</text:p>
          </table:table-cell>
          <table:table-cell office:value-type="string" calcext:value-type="string">
            <text:p><text:s/>G.Chan</text:p>
          </table:table-cell>
          <table:table-cell office:value-type="string" calcext:value-type="string">
            <text:p><text:s/>C.I.Ratcliffe</text:p>
          </table:table-cell>
          <table:table-cell office:value-type="string" calcext:value-type="string">
            <text:p><text:s/>J.A.Ripmeeste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D3fixed</text:p>
          </table:table-cell>
          <table:table-cell/>
          <table:table-cell office:value-type="string" calcext:value-type="string">
            <text:p>NUNRIX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DOPJEZ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K.Ono</text:p>
          </table:table-cell>
          <table:table-cell office:value-type="string" calcext:value-type="string">
            <text:p><text:s/>Ryo Aizawa</text:p>
          </table:table-cell>
          <table:table-cell office:value-type="string" calcext:value-type="string">
            <text:p><text:s/>T.Yamano</text:p>
          </table:table-cell>
          <table:table-cell office:value-type="string" calcext:value-type="string">
            <text:p><text:s/>S.I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N.Iwasaw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1</text:p>
          </table:table-cell>
          <table:table-cell/>
          <table:table-cell office:value-type="string" calcext:value-type="string">
            <text:p>ACDMFM</text:p>
          </table:table-cell>
          <table:table-cell/>
          <table:table-cell table:style-name="ce4" office:value-type="string" calcext:value-type="string">
            <text:p>author missing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author still missing because harata is not a final author on this list. As it is as cyclodextrin, I have decided not to add harata</text:p>
          </table:table-cell>
          <table:table-cell/>
          <table:table-cell office:value-type="string" calcext:value-type="string">
            <text:p>DOPJID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K.Ono</text:p>
          </table:table-cell>
          <table:table-cell office:value-type="string" calcext:value-type="string">
            <text:p><text:s/>Ryo Aizawa</text:p>
          </table:table-cell>
          <table:table-cell office:value-type="string" calcext:value-type="string">
            <text:p><text:s/>T.Yamano</text:p>
          </table:table-cell>
          <table:table-cell office:value-type="string" calcext:value-type="string">
            <text:p><text:s/>S.I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N.Iwasaw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D2fixed</text:p>
          </table:table-cell>
          <table:table-cell/>
          <table:table-cell office:value-type="string" calcext:value-type="string">
            <text:p>DUCMU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DUCMU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Christoforides</text:p>
          </table:table-cell>
          <table:table-cell office:value-type="string" calcext:value-type="string">
            <text:p><text:s/>Elias</text:p>
          </table:table-cell>
          <table:table-cell office:value-type="string" calcext:value-type="string">
            <text:p><text:s/>Mentzafos</text:p>
          </table:table-cell>
          <table:table-cell office:value-type="string" calcext:value-type="string">
            <text:p><text:s/>Dimitris</text:p>
          </table:table-cell>
          <table:table-cell office:value-type="string" calcext:value-type="string">
            <text:p><text:s/>Bethanis</text:p>
          </table:table-cell>
          <table:table-cell office:value-type="string" calcext:value-type="string">
            <text:p><text:s/>Kosta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1a</text:p>
          </table:table-cell>
          <table:table-cell/>
          <table:table-cell office:value-type="string" calcext:value-type="string">
            <text:p>PUDWUH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EQEMEU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Genfeng Feng</text:p>
          </table:table-cell>
          <table:table-cell office:value-type="string" calcext:value-type="string">
            <text:p><text:s/>Wei Liu</text:p>
          </table:table-cell>
          <table:table-cell office:value-type="string" calcext:value-type="string">
            <text:p><text:s/>Yuxin Peng</text:p>
          </table:table-cell>
          <table:table-cell office:value-type="string" calcext:value-type="string">
            <text:p><text:s/>Bo Zhao</text:p>
          </table:table-cell>
          <table:table-cell office:value-type="string" calcext:value-type="string">
            <text:p><text:s/>Wei Huang</text:p>
          </table:table-cell>
          <table:table-cell office:value-type="string" calcext:value-type="string">
            <text:p><text:s/>Yafei Dai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CC1b</text:p>
          </table:table-cell>
          <table:table-cell/>
          <table:table-cell office:value-type="string" calcext:value-type="string">
            <text:p>ELALA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FOQTOW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A.I.Joseph</text:p>
          </table:table-cell>
          <table:table-cell office:value-type="string" calcext:value-type="string">
            <text:p><text:s/>G.El-Ayle</text:p>
          </table:table-cell>
          <table:table-cell office:value-type="string" calcext:value-type="string">
            <text:p><text:s/>C.Boutin</text:p>
          </table:table-cell>
          <table:table-cell office:value-type="string" calcext:value-type="string">
            <text:p><text:s/>E.Leonce</text:p>
          </table:table-cell>
          <table:table-cell office:value-type="string" calcext:value-type="string">
            <text:p><text:s/>P.Berthault</text:p>
          </table:table-cell>
          <table:table-cell office:value-type="string" calcext:value-type="string">
            <text:p><text:s/>K.T.Holm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C1</text:p>
          </table:table-cell>
          <table:table-cell/>
          <table:table-cell office:value-type="string" calcext:value-type="string">
            <text:p>YUKHO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FOQTEM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A.I.Joseph</text:p>
          </table:table-cell>
          <table:table-cell office:value-type="string" calcext:value-type="string">
            <text:p><text:s/>G.El-Ayle</text:p>
          </table:table-cell>
          <table:table-cell office:value-type="string" calcext:value-type="string">
            <text:p><text:s/>C.Boutin</text:p>
          </table:table-cell>
          <table:table-cell office:value-type="string" calcext:value-type="string">
            <text:p><text:s/>E.Leonce</text:p>
          </table:table-cell>
          <table:table-cell office:value-type="string" calcext:value-type="string">
            <text:p><text:s/>P.Berthault</text:p>
          </table:table-cell>
          <table:table-cell office:value-type="string" calcext:value-type="string">
            <text:p><text:s/>K.T.Holman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C2</text:p>
          </table:table-cell>
          <table:table-cell/>
          <table:table-cell office:value-type="string" calcext:value-type="string">
            <text:p>NUXHIZ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GUMCI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Jian Tian</text:p>
          </table:table-cell>
          <table:table-cell office:value-type="string" calcext:value-type="string">
            <text:p><text:s/>P.K.Thallapally</text:p>
          </table:table-cell>
          <table:table-cell office:value-type="string" calcext:value-type="string">
            <text:p><text:s/>S.J.Dalgarno</text:p>
          </table:table-cell>
          <table:table-cell office:value-type="string" calcext:value-type="string">
            <text:p><text:s/>P.B.McGrail</text:p>
          </table:table-cell>
          <table:table-cell office:value-type="string" calcext:value-type="string">
            <text:p><text:s/>J.L.Atwood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C4</text:p>
          </table:table-cell>
          <table:table-cell/>
          <table:table-cell office:value-type="string" calcext:value-type="string">
            <text:p>DOPJEZ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3 connected cages – removed</text:p>
          </table:table-cell>
          <table:table-cell/>
          <table:table-cell office:value-type="string" calcext:value-type="string">
            <text:p>LELJES</text:p>
          </table:table-cell>
          <table:table-cell office:value-type="string" calcext:value-type="string">
            <text:p>contains metals</text:p>
          </table:table-cell>
          <table:table-cell/>
          <table:table-cell office:value-type="string" calcext:value-type="string">
            <text:p>A.Muller</text:p>
          </table:table-cell>
          <table:table-cell office:value-type="string" calcext:value-type="string">
            <text:p><text:s/>L.Toma</text:p>
          </table:table-cell>
          <table:table-cell office:value-type="string" calcext:value-type="string">
            <text:p><text:s/>H.Bogge</text:p>
          </table:table-cell>
          <table:table-cell office:value-type="string" calcext:value-type="string">
            <text:p><text:s/>M.Henry</text:p>
          </table:table-cell>
          <table:table-cell office:value-type="string" calcext:value-type="string">
            <text:p><text:s/>E.T.K.Haupt</text:p>
          </table:table-cell>
          <table:table-cell office:value-type="string" calcext:value-type="string">
            <text:p><text:s/>A.Mix</text:p>
          </table:table-cell>
          <table:table-cell office:value-type="string" calcext:value-type="string">
            <text:p><text:s/>F.L.Sousa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MC8</text:p>
          </table:table-cell>
          <table:table-cell/>
          <table:table-cell office:value-type="string" calcext:value-type="string">
            <text:p>CANHOR00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ODFEQ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T.Kato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I.Azumay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C9</text:p>
          </table:table-cell>
          <table:table-cell/>
          <table:table-cell office:value-type="string" calcext:value-type="string">
            <text:p>IFOLUM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LOJMIH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T.Kato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I.Azumay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egaCage</text:p>
          </table:table-cell>
          <table:table-cell/>
          <table:table-cell table:style-name="ce3" table:number-columns-repeated="4"/>
          <table:table-cell table:number-columns-repeated="3"/>
          <table:table-cell office:value-type="string" calcext:value-type="string">
            <text:p>MESTUA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Kudo</text:p>
          </table:table-cell>
          <table:table-cell office:value-type="string" calcext:value-type="string">
            <text:p><text:s/>R.Hayashi</text:p>
          </table:table-cell>
          <table:table-cell office:value-type="string" calcext:value-type="string">
            <text:p><text:s/>K.Mitani</text:p>
          </table:table-cell>
          <table:table-cell office:value-type="string" calcext:value-type="string">
            <text:p><text:s/>T.Yokozawa</text:p>
          </table:table-cell>
          <table:table-cell office:value-type="string" calcext:value-type="string">
            <text:p><text:s/>N.C.Kasuga</text:p>
          </table:table-cell>
          <table:table-cell office:value-type="string" calcext:value-type="string">
            <text:p><text:s/>T.Nishikubo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CC11</text:p>
          </table:table-cell>
          <table:table-cell/>
          <table:table-cell office:value-type="string" calcext:value-type="string">
            <text:p>OVENEK</text:p>
          </table:table-cell>
          <table:table-cell/>
          <table:table-cell office:value-type="string" calcext:value-type="string">
            <text:p>mistakenly remo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office:value-type="string" calcext:value-type="string">
            <text:p>NUNRIX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T.Steiner</text:p>
          </table:table-cell>
          <table:table-cell office:value-type="string" calcext:value-type="string">
            <text:p><text:s/>W.Saenge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CC12</text:p>
          </table:table-cell>
          <table:table-cell/>
          <table:table-cell office:value-type="string" calcext:value-type="string">
            <text:p>OVENIO</text:p>
          </table:table-cell>
          <table:table-cell/>
          <table:table-cell office:value-type="string" calcext:value-type="string">
            <text:p>mistakenly remo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office:value-type="string" calcext:value-type="string">
            <text:p>NOVNAP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A.I.Joseph</text:p>
          </table:table-cell>
          <table:table-cell office:value-type="string" calcext:value-type="string">
            <text:p><text:s/>S.H.Lapidus</text:p>
          </table:table-cell>
          <table:table-cell office:value-type="string" calcext:value-type="string">
            <text:p><text:s/>C.M.Kane</text:p>
          </table:table-cell>
          <table:table-cell office:value-type="string" calcext:value-type="string">
            <text:p><text:s/>K.T.Holma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RCC13</text:p>
          </table:table-cell>
          <table:table-cell/>
          <table:table-cell office:value-type="string" calcext:value-type="string">
            <text:p>OVENOU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JITOR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O.Taratula</text:p>
          </table:table-cell>
          <table:table-cell office:value-type="string" calcext:value-type="string">
            <text:p><text:s/>P.A.Hill</text:p>
          </table:table-cell>
          <table:table-cell office:value-type="string" calcext:value-type="string">
            <text:p><text:s/>N.S.Khan</text:p>
          </table:table-cell>
          <table:table-cell office:value-type="string" calcext:value-type="string">
            <text:p><text:s/>P.J.Carroll</text:p>
          </table:table-cell>
          <table:table-cell office:value-type="string" calcext:value-type="string">
            <text:p><text:s/>I.J.Dmochowski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ZC43</text:p>
          </table:table-cell>
          <table:table-cell/>
          <table:table-cell office:value-type="string" calcext:value-type="string">
            <text:p>PAQF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ORAVOU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M.Petryk</text:p>
          </table:table-cell>
          <table:table-cell office:value-type="string" calcext:value-type="string">
            <text:p><text:s/>J.Szymkowiak</text:p>
          </table:table-cell>
          <table:table-cell office:value-type="string" calcext:value-type="string">
            <text:p><text:s/>B.Gierczyk</text:p>
          </table:table-cell>
          <table:table-cell office:value-type="string" calcext:value-type="string">
            <text:p><text:s/>G.Spolnik</text:p>
          </table:table-cell>
          <table:table-cell office:value-type="string" calcext:value-type="string">
            <text:p><text:s/>L.Popenda</text:p>
          </table:table-cell>
          <table:table-cell office:value-type="string" calcext:value-type="string">
            <text:p><text:s/>A.Janiak</text:p>
          </table:table-cell>
          <table:table-cell office:value-type="string" calcext:value-type="string">
            <text:p><text:s/>M.Kwi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g401171vsi0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table:number-columns-repeated="2"/>
          <table:table-cell office:value-type="string" calcext:value-type="string">
            <text:p>QORVEA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g401171vsi002</text:p>
          </table:table-cell>
          <table:table-cell office:value-type="string" calcext:value-type="string">
            <text:p>(1)-ms</text:p>
          </table:table-cell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table:number-columns-repeated="2"/>
          <table:table-cell office:value-type="string" calcext:value-type="string">
            <text:p>QORVIE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509880vsi002</text:p>
          </table:table-cell>
          <table:table-cell/>
          <table:table-cell office:value-type="string" calcext:value-type="string">
            <text:p>NUXHIZ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VOK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5b02716si00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YUKHO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VUQ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ACDMFM</text:p>
          </table:table-cell>
          <table:table-cell table:style-name="ce2" table:number-columns-repeated="3"/>
          <table:table-cell table:style-name="ce2" office:value-type="string" calcext:value-type="string">
            <text:p>author missing</text:p>
          </table:table-cell>
          <table:table-cell table:style-name="ce2"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author still missing because harata is not a final author on this list. As it is as cyclodextrin, I have decided not to add harata</text:p>
          </table:table-cell>
          <table:table-cell/>
          <table:table-cell office:value-type="string" calcext:value-type="string">
            <text:p>QORWAX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JOHUD.cif</text:p>
          </table:table-cell>
          <table:table-cell office:value-type="float" office:value="745245" calcext:value-type="float">
            <text:p>745245</text:p>
          </table:table-cell>
          <table:table-cell office:value-type="string" calcext:value-type="string">
            <text:p>AJOHU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WE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author list</text:p>
          </table:table-cell>
          <table:table-cell table:number-columns-repeated="3"/>
          <table:table-cell office:value-type="string" calcext:value-type="string">
            <text:p>last authors</text:p>
          </table:table-cell>
          <table:table-cell office:value-type="string" calcext:value-type="string">
            <text:p>missing?</text:p>
          </table:table-cell>
        </table:table-row>
        <table:table-row table:style-name="ro1">
          <table:table-cell office:value-type="string" calcext:value-type="string">
            <text:p>IC3.cif</text:p>
          </table:table-cell>
          <table:table-cell office:value-type="float" office:value="745246" calcext:value-type="float">
            <text:p>745246</text:p>
          </table:table-cell>
          <table:table-cell office:value-type="string" calcext:value-type="string">
            <text:p>AJOJA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WIF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7"/>
          <table:table-cell office:value-type="string" calcext:value-type="string">
            <text:p><text:s/>Kostas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JOJAL.cif</text:p>
          </table:table-cell>
          <table:table-cell office:value-type="float" office:value="745246" calcext:value-type="float">
            <text:p>745246</text:p>
          </table:table-cell>
          <table:table-cell office:value-type="string" calcext:value-type="string">
            <text:p>AJOJA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WO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7"/>
          <table:table-cell office:value-type="string" calcext:value-type="string">
            <text:p><text:s/>K.T.Holman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B6.cif</text:p>
          </table:table-cell>
          <table:table-cell office:value-type="float" office:value="883369" calcext:value-type="float">
            <text:p>883369</text:p>
          </table:table-cell>
          <table:table-cell office:value-type="string" calcext:value-type="string">
            <text:p>BATVUP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WUR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7"/>
          <table:table-cell office:value-type="string" calcext:value-type="string">
            <text:p><text:s/>W.Saeng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ATVUP.cif</text:p>
          </table:table-cell>
          <table:table-cell office:value-type="float" office:value="883369" calcext:value-type="float">
            <text:p>883369</text:p>
          </table:table-cell>
          <table:table-cell office:value-type="string" calcext:value-type="string">
            <text:p>BATVUP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QORXAY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E.J.Dale</text:p>
          </table:table-cell>
          <table:table-cell office:value-type="string" calcext:value-type="string">
            <text:p><text:s/>N.A.Vermeulent</text:p>
          </table:table-cell>
          <table:table-cell office:value-type="string" calcext:value-type="string">
            <text:p><text:s/>A.A.Thomas</text:p>
          </table:table-cell>
          <table:table-cell office:value-type="string" calcext:value-type="string">
            <text:p><text:s/>J.C.Barnes</text:p>
          </table:table-cell>
          <table:table-cell office:value-type="string" calcext:value-type="string">
            <text:p><text:s/>M.Juricek</text:p>
          </table:table-cell>
          <table:table-cell office:value-type="string" calcext:value-type="string">
            <text:p><text:s/>A.K.Blackburn</text:p>
          </table:table-cell>
          <table:table-cell office:value-type="string" calcext:value-type="string">
            <text:p><text:s/>N.L.Strutt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S.E.Denmark</text:p>
          </table:table-cell>
          <table:table-cell office:value-type="string" calcext:value-type="string">
            <text:p><text:s/>J.Fraser Stoddart</text:p>
          </table:table-cell>
          <table:table-cell table:number-columns-repeated="3"/>
          <table:table-cell office:value-type="string" calcext:value-type="string">
            <text:p>J.Szymkowiak</text:p>
          </table:table-cell>
          <table:table-cell table:number-columns-repeated="3"/>
          <table:table-cell office:value-type="string" calcext:value-type="string">
            <text:p><text:s/>M.Kwi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ANHOR00.cif</text:p>
          </table:table-cell>
          <table:table-cell office:value-type="float" office:value="1511860" calcext:value-type="float">
            <text:p>1511860</text:p>
          </table:table-cell>
          <table:table-cell office:value-type="string" calcext:value-type="string">
            <text:p>CANHO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YUWAN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N.S.Khan</text:p>
          </table:table-cell>
          <table:table-cell office:value-type="string" calcext:value-type="string">
            <text:p><text:s/>J.M.Perez-Aguilar</text:p>
          </table:table-cell>
          <table:table-cell office:value-type="string" calcext:value-type="string">
            <text:p><text:s/>T.Kaufmann</text:p>
          </table:table-cell>
          <table:table-cell office:value-type="string" calcext:value-type="string">
            <text:p><text:s/>P.A.Hill</text:p>
          </table:table-cell>
          <table:table-cell office:value-type="string" calcext:value-type="string">
            <text:p><text:s/>O.Taratula</text:p>
          </table:table-cell>
          <table:table-cell office:value-type="string" calcext:value-type="string">
            <text:p><text:s/>O.-S.Lee</text:p>
          </table:table-cell>
          <table:table-cell office:value-type="string" calcext:value-type="string">
            <text:p><text:s/>P.J.Carroll</text:p>
          </table:table-cell>
          <table:table-cell office:value-type="string" calcext:value-type="string">
            <text:p><text:s/>J.G.Saven</text:p>
          </table:table-cell>
          <table:table-cell office:value-type="string" calcext:value-type="string">
            <text:p><text:s/>I.J.Dmochowski</text:p>
          </table:table-cell>
          <table:table-cell table:number-columns-repeated="5"/>
          <table:table-cell office:value-type="string" calcext:value-type="string">
            <text:p>M.Juricek</text:p>
          </table:table-cell>
          <table:table-cell table:number-columns-repeated="3"/>
          <table:table-cell office:value-type="string" calcext:value-type="string">
            <text:p><text:s/>F.L.Sous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ld_CD2.cif</text:p>
          </table:table-cell>
          <table:table-cell office:value-type="float" office:value="1021396" calcext:value-type="float">
            <text:p>1021396</text:p>
          </table:table-cell>
          <table:table-cell office:value-type="string" calcext:value-type="string">
            <text:p>DUCMU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WOGYUN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D.H.Brouwer</text:p>
          </table:table-cell>
          <table:table-cell office:value-type="string" calcext:value-type="string">
            <text:p><text:s/>I.L.Moudrakovski</text:p>
          </table:table-cell>
          <table:table-cell office:value-type="string" calcext:value-type="string">
            <text:p><text:s/>K.A.Udachin</text:p>
          </table:table-cell>
          <table:table-cell office:value-type="string" calcext:value-type="string">
            <text:p><text:s/>G.D.Enright</text:p>
          </table:table-cell>
          <table:table-cell office:value-type="string" calcext:value-type="string">
            <text:p><text:s/>J.A.Ripmeester</text:p>
          </table:table-cell>
          <table:table-cell table:number-columns-repeated="9"/>
          <table:table-cell office:value-type="string" calcext:value-type="string">
            <text:p>M.Kwit</text:p>
          </table:table-cell>
          <table:table-cell table:number-columns-repeated="3"/>
          <table:table-cell office:value-type="string" calcext:value-type="string">
            <text:p><text:s/>T.Nishikubo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OPJEZ.cif</text:p>
          </table:table-cell>
          <table:table-cell office:value-type="float" office:value="1008724" calcext:value-type="float">
            <text:p>1008724</text:p>
          </table:table-cell>
          <table:table-cell office:value-type="string" calcext:value-type="string">
            <text:p>DOPJEZ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3 connected cages – removed</text:p>
          </table:table-cell>
          <table:table-cell/>
          <table:table-cell office:value-type="string" calcext:value-type="string">
            <text:p>XOTJAT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N.Hafezi</text:p>
          </table:table-cell>
          <table:table-cell office:value-type="string" calcext:value-type="string">
            <text:p><text:s/>J.M.Holcroft</text:p>
          </table:table-cell>
          <table:table-cell office:value-type="string" calcext:value-type="string">
            <text:p><text:s/>K.J.Hartlieb</text:p>
          </table:table-cell>
          <table:table-cell office:value-type="string" calcext:value-type="string">
            <text:p><text:s/>E.J.Dale</text:p>
          </table:table-cell>
          <table:table-cell office:value-type="string" calcext:value-type="string">
            <text:p><text:s/>N.A.Vermeulen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J.Fraser Stoddart</text:p>
          </table:table-cell>
          <table:table-cell table:number-columns-repeated="10"/>
          <table:table-cell office:value-type="string" calcext:value-type="string">
            <text:p><text:s/>Yafei Da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C5.cif</text:p>
          </table:table-cell>
          <table:table-cell office:value-type="float" office:value="1008723" calcext:value-type="float">
            <text:p>1008723</text:p>
          </table:table-cell>
          <table:table-cell office:value-type="string" calcext:value-type="string">
            <text:p>DOPJI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XOTHUL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N.Hafezi</text:p>
          </table:table-cell>
          <table:table-cell office:value-type="string" calcext:value-type="string">
            <text:p><text:s/>J.M.Holcroft</text:p>
          </table:table-cell>
          <table:table-cell office:value-type="string" calcext:value-type="string">
            <text:p><text:s/>K.J.Hartlieb</text:p>
          </table:table-cell>
          <table:table-cell office:value-type="string" calcext:value-type="string">
            <text:p><text:s/>E.J.Dale</text:p>
          </table:table-cell>
          <table:table-cell office:value-type="string" calcext:value-type="string">
            <text:p><text:s/>N.A.Vermeulen</text:p>
          </table:table-cell>
          <table:table-cell office:value-type="string" calcext:value-type="string">
            <text:p><text:s/>C.L.Stern</text:p>
          </table:table-cell>
          <table:table-cell office:value-type="string" calcext:value-type="string">
            <text:p><text:s/>A.A.Sarjeant</text:p>
          </table:table-cell>
          <table:table-cell office:value-type="string" calcext:value-type="string">
            <text:p><text:s/>J.Fraser Stoddart</text:p>
          </table:table-cell>
          <table:table-cell table:number-columns-repeated="10"/>
          <table:table-cell office:value-type="string" calcext:value-type="string">
            <text:p><text:s/>J.Fraser Stoddar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OPJID.cif</text:p>
          </table:table-cell>
          <table:table-cell office:value-type="float" office:value="1008723" calcext:value-type="float">
            <text:p>1008723</text:p>
          </table:table-cell>
          <table:table-cell office:value-type="string" calcext:value-type="string">
            <text:p>DOPJI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YUKHOD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K.Ono</text:p>
          </table:table-cell>
          <table:table-cell office:value-type="string" calcext:value-type="string">
            <text:p><text:s/>K.Johmoto</text:p>
          </table:table-cell>
          <table:table-cell office:value-type="string" calcext:value-type="string">
            <text:p><text:s/>N.Yasuda</text:p>
          </table:table-cell>
          <table:table-cell office:value-type="string" calcext:value-type="string">
            <text:p><text:s/>H.Uekusa</text:p>
          </table:table-cell>
          <table:table-cell office:value-type="string" calcext:value-type="string">
            <text:p><text:s/>S.Fujii</text:p>
          </table:table-cell>
          <table:table-cell office:value-type="string" calcext:value-type="string">
            <text:p><text:s/>M.Kiguchi</text:p>
          </table:table-cell>
          <table:table-cell office:value-type="string" calcext:value-type="string">
            <text:p><text:s/>N.Iwasawa</text:p>
          </table:table-cell>
          <table:table-cell table:number-columns-repeated="7"/>
          <table:table-cell office:value-type="string" calcext:value-type="string">
            <text:p>Wei</text:p>
          </table:table-cell>
          <table:table-cell table:number-columns-repeated="3"/>
          <table:table-cell office:value-type="string" calcext:value-type="string">
            <text:p><text:s/>I.J.Dmochowsk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C1b.cif</text:p>
          </table:table-cell>
          <table:table-cell office:value-type="float" office:value="783008" calcext:value-type="float">
            <text:p>783008</text:p>
          </table:table-cell>
          <table:table-cell office:value-type="string" calcext:value-type="string">
            <text:p>ELALA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VOFRIT</text:p>
          </table:table-cell>
          <table:table-cell office:value-type="string" calcext:value-type="string">
            <text:p>Powder study</text:p>
          </table:table-cell>
          <table:table-cell/>
          <table:table-cell office:value-type="string" calcext:value-type="string">
            <text:p>M.E.Briggs</text:p>
          </table:table-cell>
          <table:table-cell office:value-type="string" calcext:value-type="string">
            <text:p><text:s/>K.E.Jelfs</text:p>
          </table:table-cell>
          <table:table-cell office:value-type="string" calcext:value-type="string">
            <text:p><text:s/>Samantha Y.Chong</text:p>
          </table:table-cell>
          <table:table-cell office:value-type="string" calcext:value-type="string">
            <text:p><text:s/>C.Lester</text:p>
          </table:table-cell>
          <table:table-cell office:value-type="string" calcext:value-type="string">
            <text:p><text:s/>M.Schmidtmann</text:p>
          </table:table-cell>
          <table:table-cell office:value-type="string" calcext:value-type="string">
            <text:p><text:s/>D.J.Adams</text:p>
          </table:table-cell>
          <table:table-cell office:value-type="string" calcext:value-type="string">
            <text:p><text:s/>A.I.Cooper</text:p>
          </table:table-cell>
          <table:table-cell table:number-columns-repeated="7"/>
          <table:table-cell office:value-type="string" calcext:value-type="string">
            <text:p>Y.Sagara</text:p>
          </table:table-cell>
          <table:table-cell table:number-columns-repeated="3"/>
          <table:table-cell office:value-type="string" calcext:value-type="string">
            <text:p><text:s/>J.L.Atwood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LALAF.cif</text:p>
          </table:table-cell>
          <table:table-cell office:value-type="float" office:value="783008" calcext:value-type="float">
            <text:p>783008</text:p>
          </table:table-cell>
          <table:table-cell office:value-type="string" calcext:value-type="string">
            <text:p>ELALA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JEPAB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Y.Sagara</text:p>
          </table:table-cell>
          <table:table-cell office:value-type="string" calcext:value-type="string">
            <text:p><text:s/>F.Imabeppu</text:p>
          </table:table-cell>
          <table:table-cell office:value-type="string" calcext:value-type="string">
            <text:p><text:s/>H.Takayanagi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M.Kawahat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K.Yamaguchi</text:p>
          </table:table-cell>
          <table:table-cell office:value-type="string" calcext:value-type="string">
            <text:p><text:s/>I.Azumaya</text:p>
          </table:table-cell>
          <table:table-cell table:number-columns-repeated="4"/>
          <table:table-cell office:value-type="string" calcext:value-type="string">
            <text:p>D.Bardelang</text:p>
          </table:table-cell>
          <table:table-cell table:number-columns-repeated="3"/>
          <table:table-cell office:value-type="string" calcext:value-type="string">
            <text:p><text:s/>I.Azumay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KUKUR.cif</text:p>
          </table:table-cell>
          <table:table-cell office:value-type="float" office:value="789520" calcext:value-type="float">
            <text:p>789520</text:p>
          </table:table-cell>
          <table:table-cell office:value-type="string" calcext:value-type="string">
            <text:p>EKUKU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UJEPEF</text:p>
          </table:table-cell>
          <table:table-cell office:value-type="string" calcext:value-type="string">
            <text:p>author missing</text:p>
          </table:table-cell>
          <table:table-cell/>
          <table:table-cell office:value-type="string" calcext:value-type="string">
            <text:p>H.Masu</text:p>
          </table:table-cell>
          <table:table-cell office:value-type="string" calcext:value-type="string">
            <text:p><text:s/>Y.Sagara</text:p>
          </table:table-cell>
          <table:table-cell office:value-type="string" calcext:value-type="string">
            <text:p><text:s/>F.Imabeppu</text:p>
          </table:table-cell>
          <table:table-cell office:value-type="string" calcext:value-type="string">
            <text:p><text:s/>H.Takayanagi</text:p>
          </table:table-cell>
          <table:table-cell office:value-type="string" calcext:value-type="string">
            <text:p><text:s/>K.Katagiri</text:p>
          </table:table-cell>
          <table:table-cell office:value-type="string" calcext:value-type="string">
            <text:p><text:s/>M.Kawahata</text:p>
          </table:table-cell>
          <table:table-cell office:value-type="string" calcext:value-type="string">
            <text:p><text:s/>M.Tominaga</text:p>
          </table:table-cell>
          <table:table-cell office:value-type="string" calcext:value-type="string">
            <text:p><text:s/>H.Kagechika</text:p>
          </table:table-cell>
          <table:table-cell office:value-type="string" calcext:value-type="string">
            <text:p><text:s/>K.Yamaguchi</text:p>
          </table:table-cell>
          <table:table-cell office:value-type="string" calcext:value-type="string">
            <text:p><text:s/>I.Azumaya</text:p>
          </table:table-cell>
          <table:table-cell table:number-columns-repeated="4"/>
          <table:table-cell office:value-type="string" calcext:value-type="string">
            <text:p>Elias</text:p>
          </table:table-cell>
          <table:table-cell table:number-columns-repeated="3"/>
          <table:table-cell office:value-type="string" calcext:value-type="string">
            <text:p><text:s/>A.I.Cooper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MC1.cif</text:p>
          </table:table-cell>
          <table:table-cell office:value-type="float" office:value="789520" calcext:value-type="float">
            <text:p>789520</text:p>
          </table:table-cell>
          <table:table-cell office:value-type="string" calcext:value-type="string">
            <text:p>EKUKU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A.Udachin</text:p>
          </table:table-cell>
          <table:table-cell table:number-columns-repeated="3"/>
          <table:table-cell office:value-type="string" calcext:value-type="string">
            <text:p><text:s/>J.A.Ripmeester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C4.cif</text:p>
          </table:table-cell>
          <table:table-cell office:value-type="float" office:value="809740" calcext:value-type="float">
            <text:p>809740</text:p>
          </table:table-cell>
          <table:table-cell office:value-type="string" calcext:value-type="string">
            <text:p>EPIRU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Kagechika</text:p>
          </table:table-cell>
          <table:table-cell table:number-columns-repeated="3"/>
          <table:table-cell office:value-type="string" calcext:value-type="string">
            <text:p><text:s/>N.Iwasawa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PIRUR.cif</text:p>
          </table:table-cell>
          <table:table-cell office:value-type="float" office:value="809740" calcext:value-type="float">
            <text:p>809740</text:p>
          </table:table-cell>
          <table:table-cell office:value-type="string" calcext:value-type="string">
            <text:p>EPIRU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4"/>
          <table:table-cell office:value-type="string" calcext:value-type="string">
            <text:p>Itami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C3.cif</text:p>
          </table:table-cell>
          <table:table-cell office:value-type="float" office:value="1475472" calcext:value-type="float">
            <text:p>1475472</text:p>
          </table:table-cell>
          <table:table-cell office:value-type="string" calcext:value-type="string">
            <text:p>EQEXIJ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C4a.cif</text:p>
          </table:table-cell>
          <table:table-cell office:value-type="float" office:value="1475473" calcext:value-type="float">
            <text:p>1475473</text:p>
          </table:table-cell>
          <table:table-cell office:value-type="string" calcext:value-type="string">
            <text:p>EQEXOP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Kud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4b.cif</text:p>
          </table:table-cell>
          <table:table-cell office:value-type="float" office:value="1476345" calcext:value-type="float">
            <text:p>1476345</text:p>
          </table:table-cell>
          <table:table-cell office:value-type="string" calcext:value-type="string">
            <text:p>EQEXU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C1.cif</text:p>
          </table:table-cell>
          <table:table-cell office:value-type="float" office:value="1471615" calcext:value-type="float">
            <text:p>1471615</text:p>
          </table:table-cell>
          <table:table-cell office:value-type="string" calcext:value-type="string">
            <text:p>EQEMEU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ACDMFM</text:p>
          </table:table-cell>
          <table:table-cell/>
          <table:table-cell office:value-type="string" calcext:value-type="string">
            <text:p>author still missing because harata is not a final author on this list. As it is as cyclodextrin, I have decided not to add harata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EQEMEU.cif</text:p>
          </table:table-cell>
          <table:table-cell office:value-type="float" office:value="1471615" calcext:value-type="float">
            <text:p>1471615</text:p>
          </table:table-cell>
          <table:table-cell office:value-type="string" calcext:value-type="string">
            <text:p>EQEMEU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HIWHOM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table:number-columns-repeated="15"/>
          <table:table-cell office:value-type="string" calcext:value-type="string">
            <text:p>P.J.Carro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XIJ.cif</text:p>
          </table:table-cell>
          <table:table-cell office:value-type="float" office:value="1475472" calcext:value-type="float">
            <text:p>1475472</text:p>
          </table:table-cell>
          <table:table-cell office:value-type="string" calcext:value-type="string">
            <text:p>EQEXIJ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LELJES</text:p>
          </table:table-cell>
          <table:table-cell/>
          <table:table-cell office:value-type="string" calcext:value-type="string">
            <text:p>metals present</text:p>
          </table:table-cell>
          <table:table-cell table:number-columns-repeated="15"/>
          <table:table-cell office:value-type="string" calcext:value-type="string">
            <text:p>Samanth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XOP.cif</text:p>
          </table:table-cell>
          <table:table-cell office:value-type="float" office:value="1475473" calcext:value-type="float">
            <text:p>1475473</text:p>
          </table:table-cell>
          <table:table-cell office:value-type="string" calcext:value-type="string">
            <text:p>EQEXOP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DOPJEZ</text:p>
          </table:table-cell>
          <table:table-cell/>
          <table:table-cell office:value-type="string" calcext:value-type="string">
            <text:p>3 connected cages – removed</text:p>
          </table:table-cell>
          <table:table-cell table:number-columns-repeated="15"/>
          <table:table-cell office:value-type="string" calcext:value-type="string">
            <text:p>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QEXUV.cif</text:p>
          </table:table-cell>
          <table:table-cell office:value-type="float" office:value="1476345" calcext:value-type="float">
            <text:p>1476345</text:p>
          </table:table-cell>
          <table:table-cell office:value-type="string" calcext:value-type="string">
            <text:p>EQEXU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OFRIT</text:p>
          </table:table-cell>
          <table:table-cell/>
          <table:table-cell office:value-type="string" calcext:value-type="string">
            <text:p>powder study</text:p>
          </table:table-cell>
          <table:table-cell table:number-columns-repeated="15"/>
          <table:table-cell office:value-type="string" calcext:value-type="string">
            <text:p>Da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6.cif</text:p>
          </table:table-cell>
          <table:table-cell office:value-type="float" office:value="821249" calcext:value-type="float">
            <text:p>821249</text:p>
          </table:table-cell>
          <table:table-cell office:value-type="string" calcext:value-type="string">
            <text:p>EXES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table:number-columns-repeated="15"/>
          <table:table-cell office:value-type="string" calcext:value-type="string">
            <text:p>H.Takahag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XESAC.cif</text:p>
          </table:table-cell>
          <table:table-cell office:value-type="float" office:value="821249" calcext:value-type="float">
            <text:p>821249</text:p>
          </table:table-cell>
          <table:table-cell office:value-type="string" calcext:value-type="string">
            <text:p>EXES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WOGYUN</text:p>
          </table:table-cell>
          <table:table-cell/>
          <table:table-cell office:value-type="string" calcext:value-type="string">
            <text:p>I did not include this bowl structure when viz</text:p>
          </table:table-cell>
          <table:table-cell table:number-columns-repeated="15"/>
          <table:table-cell office:value-type="string" calcext:value-type="string">
            <text:p>S.Fuji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QXAC.cif</text:p>
          </table:table-cell>
          <table:table-cell office:value-type="float" office:value="904717" calcext:value-type="float">
            <text:p>904717</text:p>
          </table:table-cell>
          <table:table-cell office:value-type="string" calcext:value-type="string">
            <text:p>FEQX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Fe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C1a.cif</text:p>
          </table:table-cell>
          <table:table-cell office:value-type="float" office:value="955292" calcext:value-type="float">
            <text:p>955292</text:p>
          </table:table-cell>
          <table:table-cell office:value-type="string" calcext:value-type="string">
            <text:p>FIFT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S.J.Dalgar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C1b.cif</text:p>
          </table:table-cell>
          <table:table-cell office:value-type="float" office:value="955293" calcext:value-type="float">
            <text:p>955293</text:p>
          </table:table-cell>
          <table:table-cell office:value-type="string" calcext:value-type="string">
            <text:p>FIFT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entzaf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C1c.cif</text:p>
          </table:table-cell>
          <table:table-cell office:value-type="float" office:value="955294" calcext:value-type="float">
            <text:p>955294</text:p>
          </table:table-cell>
          <table:table-cell office:value-type="string" calcext:value-type="string">
            <text:p>FIFTIZ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T.Yama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CC1d.cif</text:p>
          </table:table-cell>
          <table:table-cell office:value-type="float" office:value="955295" calcext:value-type="float">
            <text:p>955295</text:p>
          </table:table-cell>
          <table:table-cell office:value-type="string" calcext:value-type="string">
            <text:p>FIFTO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N.Hafe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5.cif</text:p>
          </table:table-cell>
          <table:table-cell office:value-type="float" office:value="904717" calcext:value-type="float">
            <text:p>904717</text:p>
          </table:table-cell>
          <table:table-cell office:value-type="string" calcext:value-type="string">
            <text:p>FEQX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Genfe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AR.cif</text:p>
          </table:table-cell>
          <table:table-cell office:value-type="float" office:value="955292" calcext:value-type="float">
            <text:p>955292</text:p>
          </table:table-cell>
          <table:table-cell office:value-type="string" calcext:value-type="string">
            <text:p>FIFT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Petry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EV.cif</text:p>
          </table:table-cell>
          <table:table-cell office:value-type="float" office:value="955293" calcext:value-type="float">
            <text:p>955293</text:p>
          </table:table-cell>
          <table:table-cell office:value-type="string" calcext:value-type="string">
            <text:p>FIFT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J.Hartlie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IZ.cif</text:p>
          </table:table-cell>
          <table:table-cell office:value-type="float" office:value="955294" calcext:value-type="float">
            <text:p>955294</text:p>
          </table:table-cell>
          <table:table-cell office:value-type="string" calcext:value-type="string">
            <text:p>FIFTIZ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D.M.Lee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FTOF.cif</text:p>
          </table:table-cell>
          <table:table-cell office:value-type="float" office:value="955295" calcext:value-type="float">
            <text:p>955295</text:p>
          </table:table-cell>
          <table:table-cell office:value-type="string" calcext:value-type="string">
            <text:p>FIFTO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P.A.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QTEM.cif</text:p>
          </table:table-cell>
          <table:table-cell office:value-type="float" office:value="1027975" calcext:value-type="float">
            <text:p>1027975</text:p>
          </table:table-cell>
          <table:table-cell office:value-type="string" calcext:value-type="string">
            <text:p>FOQTEM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S.K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QTOW.cif</text:p>
          </table:table-cell>
          <table:table-cell office:value-type="float" office:value="1027976" calcext:value-type="float">
            <text:p>1027976</text:p>
          </table:table-cell>
          <table:table-cell office:value-type="string" calcext:value-type="string">
            <text:p>FOQTOW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R.Hayas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YHEN.cif</text:p>
          </table:table-cell>
          <table:table-cell office:value-type="float" office:value="760652" calcext:value-type="float">
            <text:p>760652</text:p>
          </table:table-cell>
          <table:table-cell office:value-type="string" calcext:value-type="string">
            <text:p>FUYHE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J.M.Holcrof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18380.cif</text:p>
          </table:table-cell>
          <table:table-cell office:value-type="float" office:value="1018380" calcext:value-type="float">
            <text:p>1018380</text:p>
          </table:table-cell>
          <table:table-cell office:value-type="string" calcext:value-type="string">
            <text:p>FOMLUQ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N.Yasu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0653.cif</text:p>
          </table:table-cell>
          <table:table-cell office:value-type="float" office:value="760653" calcext:value-type="float">
            <text:p>760653</text:p>
          </table:table-cell>
          <table:table-cell office:value-type="string" calcext:value-type="string">
            <text:p>FUYHI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Tomina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5.cif</text:p>
          </table:table-cell>
          <table:table-cell office:value-type="float" office:value="760652" calcext:value-type="float">
            <text:p>760652</text:p>
          </table:table-cell>
          <table:table-cell office:value-type="string" calcext:value-type="string">
            <text:p>FUYHE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F.L.Sou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B7.cif</text:p>
          </table:table-cell>
          <table:table-cell office:value-type="float" office:value="760653" calcext:value-type="float">
            <text:p>760653</text:p>
          </table:table-cell>
          <table:table-cell office:value-type="string" calcext:value-type="string">
            <text:p>FUYHI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K.Blackbu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4.cif</text:p>
          </table:table-cell>
          <table:table-cell office:value-type="float" office:value="1027976" calcext:value-type="float">
            <text:p>1027976</text:p>
          </table:table-cell>
          <table:table-cell office:value-type="string" calcext:value-type="string">
            <text:p>FOQTOW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G.Ch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5.cif</text:p>
          </table:table-cell>
          <table:table-cell office:value-type="float" office:value="1027975" calcext:value-type="float">
            <text:p>1027975</text:p>
          </table:table-cell>
          <table:table-cell office:value-type="string" calcext:value-type="string">
            <text:p>FOQTEM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C.Kasug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9.cif</text:p>
          </table:table-cell>
          <table:table-cell office:value-type="float" office:value="867149" calcext:value-type="float">
            <text:p>867149</text:p>
          </table:table-cell>
          <table:table-cell office:value-type="string" calcext:value-type="string">
            <text:p>GAND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E.Jelf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DAC.cif</text:p>
          </table:table-cell>
          <table:table-cell office:value-type="float" office:value="867149" calcext:value-type="float">
            <text:p>867149</text:p>
          </table:table-cell>
          <table:table-cell office:value-type="string" calcext:value-type="string">
            <text:p>GAND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S.H.Lapidu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ANDUW.cif</text:p>
          </table:table-cell>
          <table:table-cell office:value-type="float" office:value="867152" calcext:value-type="float">
            <text:p>867152</text:p>
          </table:table-cell>
          <table:table-cell office:value-type="string" calcext:value-type="string">
            <text:p>GANDU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Yafe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0.cif</text:p>
          </table:table-cell>
          <table:table-cell office:value-type="float" office:value="867152" calcext:value-type="float">
            <text:p>867152</text:p>
          </table:table-cell>
          <table:table-cell office:value-type="string" calcext:value-type="string">
            <text:p>GANDU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.L.Ster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MCIB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G.D.Enrigh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2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A.I.Coop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7929.cif</text:p>
          </table:table-cell>
          <table:table-cell office:value-type="float" office:value="717929" calcext:value-type="float">
            <text:p>717929</text:p>
          </table:table-cell>
          <table:table-cell office:value-type="string" calcext:value-type="string">
            <text:p>GUMCIB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K.Johmo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0837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there are no 3D coordinates for this structure by CSD </text:p>
          </table:table-cell>
          <table:table-cell table:number-columns-repeated="18"/>
          <table:table-cell office:value-type="string" calcext:value-type="string">
            <text:p>Stoddar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0837_new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there are no 3D coordinates for this structure by CSD 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MC6_cat.cif</text:p>
          </table:table-cell>
          <table:table-cell office:value-type="float" office:value="980837" calcext:value-type="float">
            <text:p>980837</text:p>
          </table:table-cell>
          <table:table-cell office:value-type="string" calcext:value-type="string">
            <text:p>HIWHOM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there are no 3D coordinates for this structure by CSD 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1481844.cif</text:p>
          </table:table-cell>
          <table:table-cell office:value-type="float" office:value="1481844" calcext:value-type="float">
            <text:p>1481844</text:p>
          </table:table-cell>
          <table:table-cell office:value-type="string" calcext:value-type="string">
            <text:p>IYEM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E.Brig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8.cif</text:p>
          </table:table-cell>
          <table:table-cell office:value-type="float" office:value="1481846" calcext:value-type="float">
            <text:p>1481846</text:p>
          </table:table-cell>
          <table:table-cell office:value-type="string" calcext:value-type="string">
            <text:p>IYEMIK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T.Holm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OLUM.cif</text:p>
          </table:table-cell>
          <table:table-cell office:value-type="float" office:value="954664" calcext:value-type="float">
            <text:p>954664</text:p>
          </table:table-cell>
          <table:table-cell office:value-type="string" calcext:value-type="string">
            <text:p>IFOLUM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P.Berthau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EMAC00.cif</text:p>
          </table:table-cell>
          <table:table-cell office:value-type="float" office:value="1481844" calcext:value-type="float">
            <text:p>1481844</text:p>
          </table:table-cell>
          <table:table-cell office:value-type="string" calcext:value-type="string">
            <text:p>IYEM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.Le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EMEG00.cif</text:p>
          </table:table-cell>
          <table:table-cell office:value-type="float" office:value="1481845" calcext:value-type="float">
            <text:p>1481845</text:p>
          </table:table-cell>
          <table:table-cell office:value-type="string" calcext:value-type="string">
            <text:p>IYEMEG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Y.Cho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YEMIK00.cif</text:p>
          </table:table-cell>
          <table:table-cell office:value-type="float" office:value="1481846" calcext:value-type="float">
            <text:p>1481846</text:p>
          </table:table-cell>
          <table:table-cell office:value-type="string" calcext:value-type="string">
            <text:p>IYEMIK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L.Popen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JAS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N.Iwas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ATJEW.cif</text:p>
          </table:table-cell>
          <table:table-cell office:value-type="float" office:value="862528" calcext:value-type="float">
            <text:p>862528</text:p>
          </table:table-cell>
          <table:table-cell office:value-type="string" calcext:value-type="string">
            <text:p>KATJE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osta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62527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O.Taratul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7.cif</text:p>
          </table:table-cell>
          <table:table-cell office:value-type="float" office:value="862527" calcext:value-type="float">
            <text:p>862527</text:p>
          </table:table-cell>
          <table:table-cell office:value-type="string" calcext:value-type="string">
            <text:p>KATJA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E.Leonc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8.cif</text:p>
          </table:table-cell>
          <table:table-cell office:value-type="float" office:value="862528" calcext:value-type="float">
            <text:p>862528</text:p>
          </table:table-cell>
          <table:table-cell office:value-type="string" calcext:value-type="string">
            <text:p>KATJE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ua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C40.cif</text:p>
          </table:table-cell>
          <table:table-cell office:value-type="float" office:value="196141" calcext:value-type="float">
            <text:p>196141</text:p>
          </table:table-cell>
          <table:table-cell office:value-type="string" calcext:value-type="string">
            <text:p>LUXVA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J.Fras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7334.cif</text:p>
          </table:table-cell>
          <table:table-cell office:value-type="float" office:value="277334" calcext:value-type="float">
            <text:p>277334</text:p>
          </table:table-cell>
          <table:table-cell office:value-type="string" calcext:value-type="string">
            <text:p>LELJES</text:p>
          </table:table-cell>
          <table:table-cell/>
          <table:table-cell office:value-type="string" calcext:value-type="string">
            <text:p>author missing/metals present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metals present</text:p>
          </table:table-cell>
          <table:table-cell table:number-columns-repeated="18"/>
          <table:table-cell office:value-type="string" calcext:value-type="string">
            <text:p>J.C.Marges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1CC4.cif</text:p>
          </table:table-cell>
          <table:table-cell office:value-type="float" office:value="876256" calcext:value-type="float">
            <text:p>876256</text:p>
          </table:table-cell>
          <table:table-cell office:value-type="string" calcext:value-type="string">
            <text:p>LEJP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I.Josep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NUL.cif</text:p>
          </table:table-cell>
          <table:table-cell office:value-type="float" office:value="876253" calcext:value-type="float">
            <text:p>876253</text:p>
          </table:table-cell>
          <table:table-cell office:value-type="string" calcext:value-type="string">
            <text:p>LEJNU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F.Imabepp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PAT01.cif</text:p>
          </table:table-cell>
          <table:table-cell office:value-type="float" office:value="876255" calcext:value-type="float">
            <text:p>876255</text:p>
          </table:table-cell>
          <table:table-cell office:value-type="string" calcext:value-type="string">
            <text:p>LEJPAT0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I.L.Moudrakov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PAT.cif</text:p>
          </table:table-cell>
          <table:table-cell office:value-type="float" office:value="876254" calcext:value-type="float">
            <text:p>876254</text:p>
          </table:table-cell>
          <table:table-cell office:value-type="string" calcext:value-type="string">
            <text:p>LEJPAT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O.-S.Le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EJPIB.cif</text:p>
          </table:table-cell>
          <table:table-cell office:value-type="float" office:value="876256" calcext:value-type="float">
            <text:p>876256</text:p>
          </table:table-cell>
          <table:table-cell office:value-type="string" calcext:value-type="string">
            <text:p>LEJP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S.E.Denmar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1a.cif</text:p>
          </table:table-cell>
          <table:table-cell office:value-type="float" office:value="650286" calcext:value-type="float">
            <text:p>650286</text:p>
          </table:table-cell>
          <table:table-cell office:value-type="string" calcext:value-type="string">
            <text:p>LODFEQ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A.A.Sarjea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1b.cif</text:p>
          </table:table-cell>
          <table:table-cell office:value-type="float" office:value="680551" calcext:value-type="float">
            <text:p>680551</text:p>
          </table:table-cell>
          <table:table-cell office:value-type="string" calcext:value-type="string">
            <text:p>LOJMIH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K.On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DFEQ.cif</text:p>
          </table:table-cell>
          <table:table-cell office:value-type="float" office:value="650286" calcext:value-type="float">
            <text:p>650286</text:p>
          </table:table-cell>
          <table:table-cell office:value-type="string" calcext:value-type="string">
            <text:p>LODFEQ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D.H.Brouw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OJMIH.cif</text:p>
          </table:table-cell>
          <table:table-cell office:value-type="float" office:value="680551" calcext:value-type="float">
            <text:p>680551</text:p>
          </table:table-cell>
          <table:table-cell office:value-type="string" calcext:value-type="string">
            <text:p>LOJMIH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Bethan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STUA.cif</text:p>
          </table:table-cell>
          <table:table-cell office:value-type="float" office:value="279300" calcext:value-type="float">
            <text:p>279300</text:p>
          </table:table-cell>
          <table:table-cell office:value-type="string" calcext:value-type="string">
            <text:p>MESTUA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S.Fuji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C1.cif</text:p>
          </table:table-cell>
          <table:table-cell office:value-type="float" office:value="279300" calcext:value-type="float">
            <text:p>279300</text:p>
          </table:table-cell>
          <table:table-cell office:value-type="string" calcext:value-type="string">
            <text:p>MESTUA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A.Vermeule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C1.cif</text:p>
          </table:table-cell>
          <table:table-cell office:value-type="float" office:value="848479" calcext:value-type="float">
            <text:p>848479</text:p>
          </table:table-cell>
          <table:table-cell office:value-type="string" calcext:value-type="string">
            <text:p>MAVVAI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Li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VVAI.cif</text:p>
          </table:table-cell>
          <table:table-cell office:value-type="float" office:value="848479" calcext:value-type="float">
            <text:p>848479</text:p>
          </table:table-cell>
          <table:table-cell office:value-type="string" calcext:value-type="string">
            <text:p>MAVVAI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Takayanag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a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M.Kigu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a_del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L.Tom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b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J.C.Barn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b_del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.Bout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c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B.Gierczy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c_del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J.M.Perez-Aguila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d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G.El-Ay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d_del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Aizaw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e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J.A.Ripmees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-5e_del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C.I.Ratcliff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_P1.cif</text:p>
          </table:table-cell>
          <table:table-cell office:value-type="float" office:value="979940" calcext:value-type="float">
            <text:p>979940</text:p>
          </table:table-cell>
          <table:table-cell office:value-type="string" calcext:value-type="string">
            <text:p>MOVB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Mas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1.cif</text:p>
          </table:table-cell>
          <table:table-cell office:value-type="float" office:value="979933" calcext:value-type="float">
            <text:p>979933</text:p>
          </table:table-cell>
          <table:table-cell office:value-type="string" calcext:value-type="string">
            <text:p>MOTWUP01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I.Azumay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2.cif</text:p>
          </table:table-cell>
          <table:table-cell office:value-type="float" office:value="979934" calcext:value-type="float">
            <text:p>979934</text:p>
          </table:table-cell>
          <table:table-cell office:value-type="string" calcext:value-type="string">
            <text:p>MOTWUP02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L.Strut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3.cif</text:p>
          </table:table-cell>
          <table:table-cell office:value-type="float" office:value="979935" calcext:value-type="float">
            <text:p>979935</text:p>
          </table:table-cell>
          <table:table-cell office:value-type="string" calcext:value-type="string">
            <text:p>MOTWUP03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K.Katagir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04.cif</text:p>
          </table:table-cell>
          <table:table-cell office:value-type="float" office:value="979936" calcext:value-type="float">
            <text:p>979936</text:p>
          </table:table-cell>
          <table:table-cell office:value-type="string" calcext:value-type="string">
            <text:p>MOTWUP04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G.Spolni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TWUP.cif</text:p>
          </table:table-cell>
          <table:table-cell office:value-type="float" office:value="979932" calcext:value-type="float">
            <text:p>979932</text:p>
          </table:table-cell>
          <table:table-cell office:value-type="string" calcext:value-type="string">
            <text:p>MOTWUP</text:p>
          </table:table-cell>
          <table:table-cell/>
          <table:table-cell office:value-type="string" calcext:value-type="string">
            <text:p>disorder issue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N.A.Vermeul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VBAC.cif</text:p>
          </table:table-cell>
          <table:table-cell office:value-type="float" office:value="979940" calcext:value-type="float">
            <text:p>979940</text:p>
          </table:table-cell>
          <table:table-cell office:value-type="string" calcext:value-type="string">
            <text:p>MOVBA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E.J.Da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VNAP.cif</text:p>
          </table:table-cell>
          <table:table-cell office:value-type="float" office:value="935198" calcext:value-type="float">
            <text:p>935198</text:p>
          </table:table-cell>
          <table:table-cell office:value-type="string" calcext:value-type="string">
            <text:p>NOVNAP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S.I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NRIX.cif</text:p>
          </table:table-cell>
          <table:table-cell office:value-type="float" office:value="131990" calcext:value-type="float">
            <text:p>131990</text:p>
          </table:table-cell>
          <table:table-cell office:value-type="string" calcext:value-type="string">
            <text:p>NUNRIX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Ry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3.cif</text:p>
          </table:table-cell>
          <table:table-cell office:value-type="float" office:value="131990" calcext:value-type="float">
            <text:p>131990</text:p>
          </table:table-cell>
          <table:table-cell office:value-type="string" calcext:value-type="string">
            <text:p>NUNRIX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T.Stein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3.cif</text:p>
          </table:table-cell>
          <table:table-cell office:value-type="float" office:value="935198" calcext:value-type="float">
            <text:p>935198</text:p>
          </table:table-cell>
          <table:table-cell office:value-type="string" calcext:value-type="string">
            <text:p>NOVNAP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T.Kat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4a.cif</text:p>
          </table:table-cell>
          <table:table-cell office:value-type="float" office:value="819686" calcext:value-type="float">
            <text:p>819686</text:p>
          </table:table-cell>
          <table:table-cell office:value-type="string" calcext:value-type="string">
            <text:p>OZECA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Pe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4b.cif</text:p>
          </table:table-cell>
          <table:table-cell office:value-type="float" office:value="991218" calcext:value-type="float">
            <text:p>991218</text:p>
          </table:table-cell>
          <table:table-cell office:value-type="string" calcext:value-type="string">
            <text:p>OZECAY03</text:p>
          </table:table-cell>
          <table:table-cell office:value-type="string" calcext:value-type="string">
            <text:p>OZECAY04</text:p>
          </table:table-cell>
          <table:table-cell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Dimitri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8897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H.Uekus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1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M.Henr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P1_Xe.cif</text:p>
          </table:table-cell>
          <table:table-cell office:value-type="float" office:value="778897" calcext:value-type="float">
            <text:p>778897</text:p>
          </table:table-cell>
          <table:table-cell office:value-type="string" calcext:value-type="string">
            <text:p>OJITOR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P.K.Thallapall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AVOU.cif</text:p>
          </table:table-cell>
          <table:table-cell office:value-type="float" office:value="1477553" calcext:value-type="float">
            <text:p>1477553</text:p>
          </table:table-cell>
          <table:table-cell office:value-type="string" calcext:value-type="string">
            <text:p>ORAVOU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Yux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NEK.cif</text:p>
          </table:table-cell>
          <table:table-cell office:value-type="float" office:value="1452673" calcext:value-type="float">
            <text:p>1452673</text:p>
          </table:table-cell>
          <table:table-cell office:value-type="string" calcext:value-type="string">
            <text:p>OVENEK</text:p>
          </table:table-cell>
          <table:table-cell/>
          <table:table-cell office:value-type="string" calcext:value-type="string">
            <text:p>mistakenly remo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xed</text:p>
          </table:table-cell>
          <table:table-cell table:number-columns-repeated="19"/>
          <table:table-cell office:value-type="string" calcext:value-type="string">
            <text:p>J.L.Atwoo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NIO.cif</text:p>
          </table:table-cell>
          <table:table-cell office:value-type="float" office:value="1452674" calcext:value-type="float">
            <text:p>1452674</text:p>
          </table:table-cell>
          <table:table-cell office:value-type="string" calcext:value-type="string">
            <text:p>OVENIO</text:p>
          </table:table-cell>
          <table:table-cell/>
          <table:table-cell office:value-type="string" calcext:value-type="string">
            <text:p>mistakenly remove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xed</text:p>
          </table:table-cell>
          <table:table-cell table:number-columns-repeated="19"/>
          <table:table-cell office:value-type="string" calcext:value-type="string">
            <text:p>Ti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NOU.cif</text:p>
          </table:table-cell>
          <table:table-cell office:value-type="float" office:value="1452672" calcext:value-type="float">
            <text:p>1452672</text:p>
          </table:table-cell>
          <table:table-cell office:value-type="string" calcext:value-type="string">
            <text:p>OVENOU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Mull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ZECAY03.cif</text:p>
          </table:table-cell>
          <table:table-cell office:value-type="float" office:value="991218" calcext:value-type="float">
            <text:p>991218</text:p>
          </table:table-cell>
          <table:table-cell office:value-type="string" calcext:value-type="string">
            <text:p>OZECAY03</text:p>
          </table:table-cell>
          <table:table-cell office:value-type="string" calcext:value-type="string">
            <text:p>OZECAY04</text:p>
          </table:table-cell>
          <table:table-cell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K.Yamaguch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ZECAY.cif</text:p>
          </table:table-cell>
          <table:table-cell office:value-type="float" office:value="819686" calcext:value-type="float">
            <text:p>819686</text:p>
          </table:table-cell>
          <table:table-cell office:value-type="string" calcext:value-type="string">
            <text:p>OZECA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H.Bog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C1.cif</text:p>
          </table:table-cell>
          <table:table-cell office:value-type="float" office:value="1477553" calcext:value-type="float">
            <text:p>1477553</text:p>
          </table:table-cell>
          <table:table-cell office:value-type="string" calcext:value-type="string">
            <text:p>ORAVOU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0"/>
          <table:table-cell office:value-type="string" calcext:value-type="string">
            <text:p>P.B.McGra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2a.cif</text:p>
          </table:table-cell>
          <table:table-cell office:value-type="float" office:value="720849" calcext:value-type="float">
            <text:p>720849</text:p>
          </table:table-cell>
          <table:table-cell office:value-type="string" calcext:value-type="string">
            <text:p>PUDXAO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I.J.Dmochowsk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a.cif</text:p>
          </table:table-cell>
          <table:table-cell office:value-type="float" office:value="720850" calcext:value-type="float">
            <text:p>720850</text:p>
          </table:table-cell>
          <table:table-cell office:value-type="string" calcext:value-type="string">
            <text:p>PUDX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.M.Ka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a_P2.cif</text:p>
          </table:table-cell>
          <table:table-cell office:value-type="float" office:value="979941" calcext:value-type="float">
            <text:p>979941</text:p>
          </table:table-cell>
          <table:table-cell office:value-type="string" calcext:value-type="string">
            <text:p>PUDXES04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Schmidt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3b.cif</text:p>
          </table:table-cell>
          <table:table-cell office:value-type="float" office:value="991216" calcext:value-type="float">
            <text:p>991216</text:p>
          </table:table-cell>
          <table:table-cell office:value-type="string" calcext:value-type="string">
            <text:p>PUDXES02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Christoforide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WUH.cif</text:p>
          </table:table-cell>
          <table:table-cell office:value-type="float" office:value="720848" calcext:value-type="float">
            <text:p>720848</text:p>
          </table:table-cell>
          <table:table-cell office:value-type="string" calcext:value-type="string">
            <text:p>PUDWUH</text:p>
          </table:table-cell>
          <table:table-cell office:value-type="string" calcext:value-type="string">
            <text:p>PUDWUH02</text:p>
          </table:table-cell>
          <table:table-cell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T.Nishikubo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AO.cif</text:p>
          </table:table-cell>
          <table:table-cell office:value-type="float" office:value="720849" calcext:value-type="float">
            <text:p>720849</text:p>
          </table:table-cell>
          <table:table-cell office:value-type="string" calcext:value-type="string">
            <text:p>PUDXAO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Mi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ES02.cif</text:p>
          </table:table-cell>
          <table:table-cell office:value-type="float" office:value="991216" calcext:value-type="float">
            <text:p>991216</text:p>
          </table:table-cell>
          <table:table-cell office:value-type="string" calcext:value-type="string">
            <text:p>PUDXES02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M.Kawah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ES03.cif</text:p>
          </table:table-cell>
          <table:table-cell office:value-type="float" office:value="991217" calcext:value-type="float">
            <text:p>991217</text:p>
          </table:table-cell>
          <table:table-cell office:value-type="string" calcext:value-type="string">
            <text:p>PUDXES03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T.Kaufm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ES04.cif</text:p>
          </table:table-cell>
          <table:table-cell office:value-type="float" office:value="979941" calcext:value-type="float">
            <text:p>979941</text:p>
          </table:table-cell>
          <table:table-cell office:value-type="string" calcext:value-type="string">
            <text:p>PUDXES04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W.Saen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DXES.cif</text:p>
          </table:table-cell>
          <table:table-cell office:value-type="float" office:value="720850" calcext:value-type="float">
            <text:p>720850</text:p>
          </table:table-cell>
          <table:table-cell office:value-type="string" calcext:value-type="string">
            <text:p>PUDX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0"/>
          <table:table-cell office:value-type="string" calcext:value-type="string">
            <text:p>A.Jania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TREC.cif</text:p>
          </table:table-cell>
          <table:table-cell office:value-type="float" office:value="780527" calcext:value-type="float">
            <text:p>780527</text:p>
          </table:table-cell>
          <table:table-cell office:value-type="string" calcext:value-type="string">
            <text:p>PUTRE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991217.cif</text:p>
          </table:table-cell>
          <table:table-cell office:value-type="float" office:value="991217" calcext:value-type="float">
            <text:p>991217</text:p>
          </table:table-cell>
          <table:table-cell office:value-type="string" calcext:value-type="string">
            <text:p>PUDXES03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1a.cif</text:p>
          </table:table-cell>
          <table:table-cell office:value-type="float" office:value="720848" calcext:value-type="float">
            <text:p>720848</text:p>
          </table:table-cell>
          <table:table-cell office:value-type="string" calcext:value-type="string">
            <text:p>PUDWUH</text:p>
          </table:table-cell>
          <table:table-cell office:value-type="string" calcext:value-type="string">
            <text:p>PUDWUH02</text:p>
          </table:table-cell>
          <table:table-cell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C1.cif</text:p>
          </table:table-cell>
          <table:table-cell office:value-type="float" office:value="780527" calcext:value-type="float">
            <text:p>780527</text:p>
          </table:table-cell>
          <table:table-cell office:value-type="string" calcext:value-type="string">
            <text:p>PUTREC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405313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405314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C1.cif</text:p>
          </table:table-cell>
          <table:table-cell office:value-type="float" office:value="988434" calcext:value-type="float">
            <text:p>988434</text:p>
          </table:table-cell>
          <table:table-cell office:value-type="string" calcext:value-type="string">
            <text:p>QORVEA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EA.cif</text:p>
          </table:table-cell>
          <table:table-cell office:value-type="float" office:value="988434" calcext:value-type="float">
            <text:p>988434</text:p>
          </table:table-cell>
          <table:table-cell office:value-type="string" calcext:value-type="string">
            <text:p>QORVEA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IE.cif</text:p>
          </table:table-cell>
          <table:table-cell office:value-type="float" office:value="988435" calcext:value-type="float">
            <text:p>988435</text:p>
          </table:table-cell>
          <table:table-cell office:value-type="string" calcext:value-type="string">
            <text:p>QORVIE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OK.cif</text:p>
          </table:table-cell>
          <table:table-cell office:value-type="float" office:value="988436" calcext:value-type="float">
            <text:p>988436</text:p>
          </table:table-cell>
          <table:table-cell office:value-type="string" calcext:value-type="string">
            <text:p>QORVOK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VUQ.cif</text:p>
          </table:table-cell>
          <table:table-cell office:value-type="float" office:value="988437" calcext:value-type="float">
            <text:p>988437</text:p>
          </table:table-cell>
          <table:table-cell office:value-type="string" calcext:value-type="string">
            <text:p>QORVUQ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AX.cif</text:p>
          </table:table-cell>
          <table:table-cell office:value-type="float" office:value="988438" calcext:value-type="float">
            <text:p>988438</text:p>
          </table:table-cell>
          <table:table-cell office:value-type="string" calcext:value-type="string">
            <text:p>QORWAX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EB.cif</text:p>
          </table:table-cell>
          <table:table-cell office:value-type="float" office:value="988439" calcext:value-type="float">
            <text:p>988439</text:p>
          </table:table-cell>
          <table:table-cell office:value-type="string" calcext:value-type="string">
            <text:p>QORWEB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IF.cif</text:p>
          </table:table-cell>
          <table:table-cell office:value-type="float" office:value="988440" calcext:value-type="float">
            <text:p>988440</text:p>
          </table:table-cell>
          <table:table-cell office:value-type="string" calcext:value-type="string">
            <text:p>QORWIF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OL.cif</text:p>
          </table:table-cell>
          <table:table-cell office:value-type="float" office:value="988441" calcext:value-type="float">
            <text:p>988441</text:p>
          </table:table-cell>
          <table:table-cell office:value-type="string" calcext:value-type="string">
            <text:p>QORWO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WUR.cif</text:p>
          </table:table-cell>
          <table:table-cell office:value-type="float" office:value="988442" calcext:value-type="float">
            <text:p>988442</text:p>
          </table:table-cell>
          <table:table-cell office:value-type="string" calcext:value-type="string">
            <text:p>QORWUR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ORXAY.cif</text:p>
          </table:table-cell>
          <table:table-cell office:value-type="float" office:value="988443" calcext:value-type="float">
            <text:p>988443</text:p>
          </table:table-cell>
          <table:table-cell office:value-type="string" calcext:value-type="string">
            <text:p>QORXAY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FYIB00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UFYOH00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B1.cif</text:p>
          </table:table-cell>
          <table:table-cell office:value-type="float" office:value="1405313" calcext:value-type="float">
            <text:p>1405313</text:p>
          </table:table-cell>
          <table:table-cell office:value-type="string" calcext:value-type="string">
            <text:p>QUFYI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B2.cif</text:p>
          </table:table-cell>
          <table:table-cell office:value-type="float" office:value="1405314" calcext:value-type="float">
            <text:p>1405314</text:p>
          </table:table-cell>
          <table:table-cell office:value-type="string" calcext:value-type="string">
            <text:p>QUFYOH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C1.cif</text:p>
          </table:table-cell>
          <table:table-cell office:value-type="float" office:value="909668" calcext:value-type="float">
            <text:p>909668</text:p>
          </table:table-cell>
          <table:table-cell office:value-type="string" calcext:value-type="string">
            <text:p>REYMA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C1.cif</text:p>
          </table:table-cell>
          <table:table-cell office:value-type="float" office:value="913184" calcext:value-type="float">
            <text:p>913184</text:p>
          </table:table-cell>
          <table:table-cell office:value-type="string" calcext:value-type="string">
            <text:p>REQX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C2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5cc05181a2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004030.cif</text:p>
          </table:table-cell>
          <table:table-cell office:value-type="float" office:value="1004030" calcext:value-type="float">
            <text:p>1004030</text:p>
          </table:table-cell>
          <table:table-cell office:value-type="string" calcext:value-type="string">
            <text:p>RURZUB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QXES.cif</text:p>
          </table:table-cell>
          <table:table-cell office:value-type="float" office:value="913184" calcext:value-type="float">
            <text:p>913184</text:p>
          </table:table-cell>
          <table:table-cell office:value-type="string" calcext:value-type="string">
            <text:p>REQXES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EYMAL.cif</text:p>
          </table:table-cell>
          <table:table-cell office:value-type="float" office:value="909668" calcext:value-type="float">
            <text:p>909668</text:p>
          </table:table-cell>
          <table:table-cell office:value-type="string" calcext:value-type="string">
            <text:p>REYMA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ARNUW.cif</text:p>
          </table:table-cell>
          <table:table-cell office:value-type="float" office:value="845166" calcext:value-type="float">
            <text:p>845166</text:p>
          </table:table-cell>
          <table:table-cell office:value-type="string" calcext:value-type="string">
            <text:p>SARNU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ATJAA.cif</text:p>
          </table:table-cell>
          <table:table-cell office:value-type="float" office:value="860485" calcext:value-type="float">
            <text:p>860485</text:p>
          </table:table-cell>
          <table:table-cell office:value-type="string" calcext:value-type="string">
            <text:p>SATJAA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ATJEE.cif</text:p>
          </table:table-cell>
          <table:table-cell office:value-type="float" office:value="860486" calcext:value-type="float">
            <text:p>860486</text:p>
          </table:table-cell>
          <table:table-cell office:value-type="string" calcext:value-type="string">
            <text:p>SATJE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3.cif</text:p>
          </table:table-cell>
          <table:table-cell office:value-type="float" office:value="860485" calcext:value-type="float">
            <text:p>860485</text:p>
          </table:table-cell>
          <table:table-cell office:value-type="string" calcext:value-type="string">
            <text:p>SATJAA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4.cif</text:p>
          </table:table-cell>
          <table:table-cell office:value-type="float" office:value="860486" calcext:value-type="float">
            <text:p>860486</text:p>
          </table:table-cell>
          <table:table-cell office:value-type="string" calcext:value-type="string">
            <text:p>SATJEE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C1.cif</text:p>
          </table:table-cell>
          <table:table-cell office:value-type="float" office:value="845166" calcext:value-type="float">
            <text:p>845166</text:p>
          </table:table-cell>
          <table:table-cell office:value-type="string" calcext:value-type="string">
            <text:p>SARNUW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1022375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C1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ATVER.cif</text:p>
          </table:table-cell>
          <table:table-cell office:value-type="float" office:value="847448" calcext:value-type="float">
            <text:p>847448</text:p>
          </table:table-cell>
          <table:table-cell office:value-type="string" calcext:value-type="string">
            <text:p>TATVE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OVWUY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4cc08883b2.cif</text:p>
          </table:table-cell>
          <table:table-cell office:value-type="float" office:value="1022375" calcext:value-type="float">
            <text:p>1022375</text:p>
          </table:table-cell>
          <table:table-cell office:value-type="string" calcext:value-type="string">
            <text:p>TOVWUY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2.cif</text:p>
          </table:table-cell>
          <table:table-cell office:value-type="float" office:value="847448" calcext:value-type="float">
            <text:p>847448</text:p>
          </table:table-cell>
          <table:table-cell office:value-type="string" calcext:value-type="string">
            <text:p>TATVE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2a.cif</text:p>
          </table:table-cell>
          <table:table-cell office:value-type="float" office:value="661900" calcext:value-type="float">
            <text:p>661900</text:p>
          </table:table-cell>
          <table:table-cell office:value-type="string" calcext:value-type="string">
            <text:p>UJEPAB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AC2b.cif</text:p>
          </table:table-cell>
          <table:table-cell office:value-type="float" office:value="779155" calcext:value-type="float">
            <text:p>779155</text:p>
          </table:table-cell>
          <table:table-cell office:value-type="string" calcext:value-type="string">
            <text:p>UJEPEF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eoVisInput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JEPAB.cif</text:p>
          </table:table-cell>
          <table:table-cell office:value-type="float" office:value="661900" calcext:value-type="float">
            <text:p>661900</text:p>
          </table:table-cell>
          <table:table-cell office:value-type="string" calcext:value-type="string">
            <text:p>UJEPAB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JEPEF.cif</text:p>
          </table:table-cell>
          <table:table-cell office:value-type="float" office:value="779155" calcext:value-type="float">
            <text:p>779155</text:p>
          </table:table-cell>
          <table:table-cell office:value-type="string" calcext:value-type="string">
            <text:p>UJEPEF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5.cif</text:p>
          </table:table-cell>
          <table:table-cell office:value-type="float" office:value="814042" calcext:value-type="float">
            <text:p>814042</text:p>
          </table:table-cell>
          <table:table-cell office:value-type="string" calcext:value-type="string">
            <text:p>UTEVO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1S3Ra.cif</text:p>
          </table:table-cell>
          <table:table-cell office:value-type="float" office:value="793895" calcext:value-type="float">
            <text:p>793895</text:p>
          </table:table-cell>
          <table:table-cell office:value-type="string" calcext:value-type="string">
            <text:p>UTEV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1S3Rb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C1S3Rg.cif</text:p>
          </table:table-cell>
          <table:table-cell office:value-type="float" office:value="793897" calcext:value-type="float">
            <text:p>793897</text:p>
          </table:table-cell>
          <table:table-cell office:value-type="string" calcext:value-type="string">
            <text:p>UTEVIZ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TEVAR.cif</text:p>
          </table:table-cell>
          <table:table-cell office:value-type="float" office:value="793895" calcext:value-type="float">
            <text:p>793895</text:p>
          </table:table-cell>
          <table:table-cell office:value-type="string" calcext:value-type="string">
            <text:p>UTEVAR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TEVEV.cif</text:p>
          </table:table-cell>
          <table:table-cell office:value-type="float" office:value="793896" calcext:value-type="float">
            <text:p>793896</text:p>
          </table:table-cell>
          <table:table-cell office:value-type="string" calcext:value-type="string">
            <text:p>UTEVEV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TEVIZ.cif</text:p>
          </table:table-cell>
          <table:table-cell office:value-type="float" office:value="793897" calcext:value-type="float">
            <text:p>793897</text:p>
          </table:table-cell>
          <table:table-cell office:value-type="string" calcext:value-type="string">
            <text:p>UTEVIZ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TEVOF.cif</text:p>
          </table:table-cell>
          <table:table-cell office:value-type="float" office:value="814042" calcext:value-type="float">
            <text:p>814042</text:p>
          </table:table-cell>
          <table:table-cell office:value-type="string" calcext:value-type="string">
            <text:p>UTEVOF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YUWAN.cif</text:p>
          </table:table-cell>
          <table:table-cell office:value-type="float" office:value="777074" calcext:value-type="float">
            <text:p>777074</text:p>
          </table:table-cell>
          <table:table-cell office:value-type="string" calcext:value-type="string">
            <text:p>UYUWAN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947541.cif</text:p>
          </table:table-cell>
          <table:table-cell office:value-type="float" office:value="947541" calcext:value-type="float">
            <text:p>947541</text:p>
          </table:table-cell>
          <table:table-cell office:value-type="string" calcext:value-type="string">
            <text:p>VOFROZ</text:p>
          </table:table-cell>
          <table:table-cell/>
          <table:table-cell office:value-type="string" calcext:value-type="string">
            <text:p>there are no 3D coordinates for this structure by CSD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there are no 3D coordinates for this structure by CSD 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C12.cif</text:p>
          </table:table-cell>
          <table:table-cell office:value-type="float" office:value="947543" calcext:value-type="float">
            <text:p>947543</text:p>
          </table:table-cell>
          <table:table-cell office:value-type="string" calcext:value-type="string">
            <text:p>VOFRIT</text:p>
          </table:table-cell>
          <table:table-cell/>
          <table:table-cell office:value-type="string" calcext:value-type="string">
            <text:p>powder stud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powder stu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VOFRIT.cif</text:p>
          </table:table-cell>
          <table:table-cell office:value-type="float" office:value="947543" calcext:value-type="float">
            <text:p>947543</text:p>
          </table:table-cell>
          <table:table-cell office:value-type="string" calcext:value-type="string">
            <text:p>VOFRIT</text:p>
          </table:table-cell>
          <table:table-cell/>
          <table:table-cell office:value-type="string" calcext:value-type="string">
            <text:p>powder stud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powder study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VOLZON.cif</text:p>
          </table:table-cell>
          <table:table-cell office:value-type="float" office:value="1020551" calcext:value-type="float">
            <text:p>1020551</text:p>
          </table:table-cell>
          <table:table-cell office:value-type="string" calcext:value-type="string">
            <text:p>VOLZO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OMPAQ.cif</text:p>
          </table:table-cell>
          <table:table-cell office:value-type="float" office:value="1020548" calcext:value-type="float">
            <text:p>1020548</text:p>
          </table:table-cell>
          <table:table-cell office:value-type="string" calcext:value-type="string">
            <text:p>VOMPAQ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VOMPEU.cif</text:p>
          </table:table-cell>
          <table:table-cell office:value-type="float" office:value="1020549" calcext:value-type="float">
            <text:p>1020549</text:p>
          </table:table-cell>
          <table:table-cell office:value-type="string" calcext:value-type="string">
            <text:p>VOMPEU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CC3a.cif</text:p>
          </table:table-cell>
          <table:table-cell office:value-type="float" office:value="1020551" calcext:value-type="float">
            <text:p>1020551</text:p>
          </table:table-cell>
          <table:table-cell office:value-type="string" calcext:value-type="string">
            <text:p>VOLZO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CC3b.cif</text:p>
          </table:table-cell>
          <table:table-cell office:value-type="float" office:value="1020547" calcext:value-type="float">
            <text:p>1020547</text:p>
          </table:table-cell>
          <table:table-cell office:value-type="string" calcext:value-type="string">
            <text:p>VOMNUI</text:p>
          </table:table-cell>
          <table:table-cell/>
          <table:table-cell office:value-type="string" calcext:value-type="string">
            <text:p>comes up as nonporous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WOGYUN.cif</text:p>
          </table:table-cell>
          <table:table-cell office:value-type="float" office:value="697254" calcext:value-type="float">
            <text:p>697254</text:p>
          </table:table-cell>
          <table:table-cell office:value-type="string" calcext:value-type="string">
            <text:p>WOGYUN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I did not include this bowl structure when viz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CX1.cif</text:p>
          </table:table-cell>
          <table:table-cell office:value-type="float" office:value="697254" calcext:value-type="float">
            <text:p>697254</text:p>
          </table:table-cell>
          <table:table-cell office:value-type="string" calcext:value-type="string">
            <text:p>WOGYUN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fix</text:p>
          </table:table-cell>
          <table:table-cell office:value-type="string" calcext:value-type="string">
            <text:p>I did not include this bowl structure when viz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C2c.cif</text:p>
          </table:table-cell>
          <table:table-cell office:value-type="float" office:value="1011901" calcext:value-type="float">
            <text:p>1011901</text:p>
          </table:table-cell>
          <table:table-cell office:value-type="string" calcext:value-type="string">
            <text:p>XOTJAT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C2.cif</text:p>
          </table:table-cell>
          <table:table-cell office:value-type="float" office:value="1011900" calcext:value-type="float">
            <text:p>1011900</text:p>
          </table:table-cell>
          <table:table-cell office:value-type="string" calcext:value-type="string">
            <text:p>XOTHU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XOTHUL.cif</text:p>
          </table:table-cell>
          <table:table-cell office:value-type="float" office:value="1011900" calcext:value-type="float">
            <text:p>1011900</text:p>
          </table:table-cell>
          <table:table-cell office:value-type="string" calcext:value-type="string">
            <text:p>XOTHUL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XOTJAT.cif</text:p>
          </table:table-cell>
          <table:table-cell office:value-type="float" office:value="1011901" calcext:value-type="float">
            <text:p>1011901</text:p>
          </table:table-cell>
          <table:table-cell office:value-type="string" calcext:value-type="string">
            <text:p>XOTJAT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YOHXOK.cif</text:p>
          </table:table-cell>
          <table:table-cell office:value-type="float" office:value="999558" calcext:value-type="float">
            <text:p>999558</text:p>
          </table:table-cell>
          <table:table-cell office:value-type="string" calcext:value-type="string">
            <text:p>YOHXOK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YUKHOD.cif</text:p>
          </table:table-cell>
          <table:table-cell office:value-type="float" office:value="1052133" calcext:value-type="float">
            <text:p>1052133</text:p>
          </table:table-cell>
          <table:table-cell office:value-type="string" calcext:value-type="string">
            <text:p>YUKHOD</text:p>
          </table:table-cell>
          <table:table-cell/>
          <table:table-cell office:value-type="string" calcext:value-type="string">
            <text:p>author missing</text:p>
          </table:table-cell>
          <table:table-cell office:value-type="string" calcext:value-type="string">
            <text:p>y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C2.cif</text:p>
          </table:table-cell>
          <table:table-cell office:value-type="float" office:value="999558" calcext:value-type="float">
            <text:p>999558</text:p>
          </table:table-cell>
          <table:table-cell office:value-type="string" calcext:value-type="string">
            <text:p>YOHXOK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IRCIO.cif</text:p>
          </table:table-cell>
          <table:table-cell office:value-type="float" office:value="948612" calcext:value-type="float">
            <text:p>948612</text:p>
          </table:table-cell>
          <table:table-cell office:value-type="string" calcext:value-type="string">
            <text:p>ZIRCIO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UYPUG.cif</text:p>
          </table:table-cell>
          <table:table-cell office:value-type="float" office:value="1445388" calcext:value-type="float">
            <text:p>1445388</text:p>
          </table:table-cell>
          <table:table-cell office:value-type="string" calcext:value-type="string">
            <text:p>ZUYPUG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ZUYQAN.cif</text:p>
          </table:table-cell>
          <table:table-cell office:value-type="float" office:value="1445389" calcext:value-type="float">
            <text:p>1445389</text:p>
          </table:table-cell>
          <table:table-cell office:value-type="string" calcext:value-type="string">
            <text:p>ZUYQAN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6.cif</text:p>
          </table:table-cell>
          <table:table-cell office:value-type="float" office:value="948612" calcext:value-type="float">
            <text:p>948612</text:p>
          </table:table-cell>
          <table:table-cell office:value-type="string" calcext:value-type="string">
            <text:p>ZIRCIO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0T13:54:36.642247891</meta:creation-date>
    <dc:date>2019-06-05T20:29:20.392216590</dc:date>
    <meta:editing-duration>P4DT1H59M53S</meta:editing-duration>
    <meta:editing-cycles>183</meta:editing-cycles>
    <meta:generator>LibreOffice/6.0.7.3$Linux_X86_64 LibreOffice_project/00m0$Build-3</meta:generator>
    <meta:document-statistic meta:table-count="1" meta:cell-count="1507" meta:object-count="0"/>
  </office:meta>
</office:document-meta>
</file>